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58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2.22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false" fo:min-height="1.411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1.378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4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08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85cm" svg:height="1.657cm" svg:x="1.057cm" svg:y="1.174cm">
          <draw:text-box>
            <text:p>for letter in “abc”:</text:p>
            <text:p><text:s text:c="4"/>print('*' + letter)</text:p>
          </draw:text-box>
        </draw:frame>
        <draw:frame draw:style-name="gr2" draw:text-style-name="P3" draw:layer="layout" svg:width="2.775cm" svg:height="1.707cm" svg:x="6.607cm" svg:y="1.218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5.998cm" svg:y="1.241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03cm" svg:y="5.933cm">
          <draw:text-box>
            <text:p text:style-name="P2">loop</text:p>
            <text:p text:style-name="P2">body</text:p>
          </draw:text-box>
        </draw:frame>
        <draw:frame draw:style-name="gr2" draw:text-style-name="P3" draw:layer="layout" svg:width="2.775cm" svg:height="1.707cm" svg:x="6.621cm" svg:y="9.431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6.012cm" svg:y="9.454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17cm" svg:y="14.146cm">
          <draw:text-box>
            <text:p text:style-name="P2">loop</text:p>
            <text:p text:style-name="P2">body</text:p>
          </draw:text-box>
        </draw:frame>
        <draw:line draw:style-name="gr5" draw:text-style-name="P4" draw:layer="layout" svg:x1="8.208cm" svg:y1="11.368cm" svg:x2="10.837cm" svg:y2="14.11cm">
          <text:p/>
        </draw:line>
        <draw:line draw:style-name="gr5" draw:text-style-name="P4" draw:layer="layout" svg:x1="13.445cm" svg:y1="14.268cm" svg:x2="16.367cm" svg:y2="11.593cm">
          <text:p/>
        </draw:line>
        <draw:line draw:style-name="gr6" draw:text-style-name="P4" draw:layer="layout" svg:x1="9.601cm" svg:y1="10.289cm" svg:x2="15.783cm" svg:y2="10.289cm">
          <text:p text:style-name="P2">takes each value</text:p>
          <text:p text:style-name="P2">in order</text:p>
        </draw:line>
        <draw:frame draw:style-name="gr7" draw:text-style-name="P6" draw:layer="layout" svg:width="2.902cm" svg:height="2.36cm" svg:x="9.159cm" svg:y="11.486cm">
          <draw:text-box>
            <text:p text:style-name="P5">changes</text:p>
            <text:p text:style-name="P5">each </text:p>
            <text:p text:style-name="P5">time</text:p>
          </draw:text-box>
        </draw:frame>
        <draw:frame draw:style-name="gr8" draw:text-style-name="P1" draw:layer="layout" svg:width="2.966cm" svg:height="2.36cm" svg:x="12.668cm" svg:y="11.247cm">
          <draw:text-box>
            <text:p><text:s text:c="7"/>runs</text:p>
            <text:p><text:s text:c="5"/>for</text:p>
            <text:p>each</text:p>
          </draw:text-box>
        </draw:frame>
        <draw:frame draw:style-name="gr2" draw:text-style-name="P3" draw:layer="layout" svg:width="2.775cm" svg:height="1.707cm" svg:x="6.621cm" svg:y="17.119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6.012cm" svg:y="17.142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17cm" svg:y="21.834cm">
          <draw:text-box>
            <text:p text:style-name="P2">loop</text:p>
            <text:p text:style-name="P2">body</text:p>
          </draw:text-box>
        </draw:frame>
        <draw:line draw:style-name="gr5" draw:text-style-name="P4" draw:layer="layout" svg:x1="8.208cm" svg:y1="19.056cm" svg:x2="10.837cm" svg:y2="21.798cm">
          <text:p/>
        </draw:line>
        <draw:line draw:style-name="gr5" draw:text-style-name="P4" draw:layer="layout" svg:x1="13.445cm" svg:y1="21.956cm" svg:x2="16.367cm" svg:y2="19.281cm">
          <text:p/>
        </draw:line>
        <draw:line draw:style-name="gr6" draw:text-style-name="P4" draw:layer="layout" svg:x1="9.601cm" svg:y1="17.977cm" svg:x2="15.783cm" svg:y2="17.977cm">
          <text:p text:style-name="P2">takes each value</text:p>
          <text:p text:style-name="P2">in order</text:p>
        </draw:line>
        <draw:line draw:style-name="gr5" draw:text-style-name="P4" draw:layer="layout" svg:x1="10.707cm" svg:y1="23.561cm" svg:x2="6.801cm" svg:y2="19.458cm">
          <text:p/>
        </draw:line>
        <draw:frame draw:style-name="gr9" draw:text-style-name="P1" draw:layer="layout" svg:width="2.585cm" svg:height="2.36cm" svg:x="6.584cm" svg:y="21.422cm">
          <draw:text-box>
            <text:p>usually</text:p>
            <text:p>doesn't</text:p>
            <text:p>change</text:p>
          </draw:text-box>
        </draw:frame>
        <draw:line draw:style-name="gr5" draw:text-style-name="P4" draw:layer="layout" svg:x1="14.046cm" svg:y1="23.496cm" svg:x2="18.018cm" svg:y2="19.48cm">
          <text:p/>
        </draw:line>
        <draw:frame draw:style-name="gr9" draw:text-style-name="P1" draw:layer="layout" svg:width="2.585cm" svg:height="2.36cm" svg:x="16.078cm" svg:y="21.16cm">
          <draw:text-box>
            <text:p>usually</text:p>
            <text:p>doesn't</text:p>
            <text:p>change</text:p>
          </draw:text-box>
        </draw:frame>
        <draw:frame draw:style-name="gr7" draw:text-style-name="P6" draw:layer="layout" svg:width="2.902cm" svg:height="2.36cm" svg:x="9.159cm" svg:y="19.174cm">
          <draw:text-box>
            <text:p text:style-name="P5">changes</text:p>
            <text:p text:style-name="P5">each </text:p>
            <text:p text:style-name="P5">time</text:p>
          </draw:text-box>
        </draw:frame>
        <draw:frame draw:style-name="gr8" draw:text-style-name="P1" draw:layer="layout" svg:width="2.966cm" svg:height="2.36cm" svg:x="12.668cm" svg:y="18.935cm">
          <draw:text-box>
            <text:p><text:s text:c="7"/>runs</text:p>
            <text:p><text:s text:c="5"/>for</text:p>
            <text:p>each</text:p>
          </draw:text-box>
        </draw:frame>
        <draw:frame draw:style-name="gr1" draw:text-style-name="P1" draw:layer="layout" svg:width="5.485cm" svg:height="1.657cm" svg:x="1.058cm" svg:y="9.475cm">
          <draw:text-box>
            <text:p>for letter in “abc”:</text:p>
            <text:p><text:s text:c="4"/>print('*' + letter)</text:p>
          </draw:text-box>
        </draw:frame>
        <draw:frame draw:style-name="gr1" draw:text-style-name="P1" draw:layer="layout" svg:width="5.485cm" svg:height="1.657cm" svg:x="1.059cm" svg:y="17.076cm">
          <draw:text-box>
            <text:p>for letter in “abc”:</text:p>
            <text:p><text:s text:c="4"/>print('*' + lette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6:35:59.842096000</meta:creation-date>
    <dc:date>2017-05-13T09:15:01.468623000</dc:date>
    <meta:editing-duration>PT11M35S</meta:editing-duration>
    <meta:editing-cycles>5</meta:editing-cycles>
    <meta:generator>LibreOffice/4.4.2.2$MacOSX_X86_64 LibreOffice_project/c4c7d32d0d49397cad38d62472b0bc8acff48dd6</meta:generator>
    <meta:document-statistic meta:object-count="26"/>
  </office:meta>
</office:document-meta>
</file>